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break-before="page"/>
    </style:style>
    <style:style style:name="P3" style:family="paragraph" style:parent-style-name="Text_20_body" style:list-style-name="L1">
      <style:paragraph-properties fo:margin-top="0cm" fo:margin-bottom="0cm"/>
    </style:style>
    <style:style style:name="T1" style:family="text">
      <style:text-properties fo:color="#dc2300"/>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rol de versiones distribuido (DVCS)</text:h>
      <text:section text:style-name="Sect1" text:name="topcontent">
        <text:p text:style-name="Text_20_body">Plastic SCM es uno de los pocos sistemas de versiones completamente distribuidos del mercado. El desarrollo distribuido ofrece a los equipos nuevas maneras de colaborar imposibles en sistemas de versiones previos: desde conectar oficinas remotas sin depender de la <text:span text:style-name="T1">confiabilidad</text:span> de Internet hasta disponer de un sistema de versión siempre a mano incluso cuando se está trabajando con un portátil en la mitad de la nada.</text:p>
        <text:h text:style-name="Heading_20_2" text:outline-level="2">Escenarios DVCS</text:h>
      </text:section>
      <text:section text:style-name="Sect1" text:name="columns">
        <text:p text:style-name="Standard"/>
        <text:p text:style-name="Standard">La distribución en Plastic consiste en hacer push and pull de ramas sobre servidores remotos. Existen dos escenarios distribuidos que nos interesa destacar puesto que son la razón por la que el desarrollo distribuido es tan importante hoy en día.</text:p>
        <text:section text:style-name="Sect1" text:name="leftcolumn">
          <text:h text:style-name="Heading_20_2" text:outline-level="2">Desarrollo multi-sitio</text:h>
          <text:p text:style-name="Text_20_body">Los desarrolladores odian esperar e incluso hoy en día las conexiones a Internet no son tan <text:span text:style-name="T1">confiables</text:span> y rápidas como deberían. Esta es la razón por la que los equipos distribuidos geográficamente pueden tener sus propios servidores de Plastic SCM y permitir a los desarrolladores trabajar localmente, sin perdidas de tiempo ni problemas de red y posteriormente sincronizar sitios regularmente sin intercambiar ramas entre ellos.</text:p>
          <text:p text:style-name="Text_20_body"><draw:a xlink:type="simple" xlink:href="http://www.plasticscm.com/img/screenshots/distributed-multisite.jpg"><draw:frame draw:style-name="fr1" draw:name="gráficos1" text:anchor-type="as-char" svg:width="12.241cm" svg:height="6.685cm" draw:z-index="0"><draw:image xlink:href="http://www.plasticscm.com/img/features/distributed-multisite.jpg" xlink:type="simple" xlink:show="embed" xlink:actuate="onLoad"/><svg:title>Plastic SCM multisite replication scenario</svg:title></draw:frame></draw:a></text:p>
          <text:h text:style-name="Heading_20_2" text:outline-level="2">Desarrollo 100% distribuido</text:h>
          <text:p text:style-name="Text_20_body">Plastic SCM es totalmente distribuido lo que permite llevar el modelo anterior aún más lejos y disponer de un servidor en cada máquina del desarrollador de tal modo que cada miembro del equipo puede desconectarse y posteriormente sincronizarse cuando lo desee. Esto es muy útil cuando se quiere trabajar desde casa o se está trabajando desde la oficina del cliente y se necesita realizar hacer un pequeño cambio sobre el proyecto o simplemente cuando no se quiere depender de la red por cada operación de SCM que se lleva a cabo.</text:p>
          <text:p text:style-name="Text_20_body"><text:soft-page-break/><draw:a xlink:type="simple" xlink:href="http://www.plasticscm.com/img/screenshots/distributed-fully-replicate.jpg"><draw:frame draw:style-name="fr1" draw:name="gráficos3" text:anchor-type="as-char" svg:width="6.421cm" svg:height="6.288cm" draw:z-index="1"><draw:image xlink:href="http://www.plasticscm.com/img/features/distributed-fully-replicat2.jpg" xlink:type="simple" xlink:show="embed" xlink:actuate="onLoad"/><svg:title>Git-like replication with Plastic SCM</svg:title></draw:frame></draw:a></text:p>
          <text:p text:style-name="Text_20_body">﻿</text:p>
          <text:h text:style-name="Heading_20_2" text:outline-level="2">DVCS basad en GUI</text:h>
          <text:p text:style-name="Text_20_body">Como todo lo demás en Plastic, la replicación (fundamento principal de las operaciones distribuidas) esta fuertemente orientado a la interfaz gráfica. Eso no significa que no se puedan efectuar las mismas tareas desde la línea de comandos, pero para los amantes de las interfaces gráficas todas las funciones están disponibles al alcance de unos pocos clicks.</text:p>
          <text:p text:style-name="Text_20_body"/>
          <text:p text:style-name="P2"/>
          <text:h text:style-name="Heading_20_1" text:outline-level="1"><text:bookmark text:name="topcontent"/>Task driven development<text:bookmark text:name="columns"/></text:h>
          <text:section text:style-name="Sect1" text:name="Sección2">
            <text:section text:style-name="Sect1" text:name="Sección3">
              <text:h text:style-name="Heading_20_2" text:outline-level="2">¿En qué consiste?</text:h>
              <text:p text:style-name="Text_20_body">El desarrollo guiado por tareas es un patrón de desarrollo software en el que los cambios a los ficheros se agrupan en contenedores de alto nivel: las tareas. Cada cambio que implementa una nueva funcionalidad o soluciona un bug es una tarea.</text:p>
              <text:p text:style-name="Text_20_body">En este modelo, los desarrolladores trabajan en tareas y cuando se han terminado un número determinado de ellas se crea una nueva realease. Esta release se utilizará como base para el desarrollo de las nuevas tareas y así el ciclo continua.</text:p>
              <text:p text:style-name="Text_20_body"><draw:a xlink:type="simple" xlink:href="http://www.plasticscm.com/img/KB/taskcycle.png"><draw:frame draw:style-name="fr1" draw:name="gráficos8" text:anchor-type="as-char" svg:width="11.977cm" svg:height="3.96cm" draw:z-index="2"><draw:image xlink:href="http://www.plasticscm.com/img/features/taskcycle.png" xlink:type="simple" xlink:show="embed" xlink:actuate="onLoad"/><svg:title>Task driven development workflow</svg:title></draw:frame></draw:a></text:p>
              <text:p text:style-name="Text_20_body">El desarrollo guiado por tarea es eficientemente implementado en Plastic SCM a través de un patrón SCM bien conocido: Rama por tarea (Branch per Task).</text:p>
              <text:h text:style-name="Heading_20_2" text:outline-level="2">¿Cómo se lleva a cabo?</text:h>
              <text:p text:style-name="Text_20_body">Plastic se integra con tu sistema de gestión de tareas a través de extensiones.</text:p>
              <text:p text:style-name="Text_20_body">El enlace se basa en el id de la tarea, habitualmente un número. Las tareas simplemente tienen un prefijo definido por el usuario de tal modo que el nombre de la rama se utiliza para enlazar ramas y tareas. La trazabilidad es mantenida simplemente mediante una convención de nombres.<text:line-break/></text:p>
              <text:p text:style-name="Text_20_body">Además Plastic proporciona extensiones para permitir cosas como acceder a la tarea relacionada con una rama haciendo doble click sobre esta última o ir a la tarea y comprobar los ficheros modificados, crear revisiones de código, etc.</text:p>
              <text:p text:style-name="Text_20_body"/>
              <text:h text:style-name="Heading_20_2" text:outline-level="2">Agile</text:h>
              <text:p text:style-name="Text_20_body">Task oriented development is inherently agile and Plastic SCM makes your agile cycles visible.</text:p>
              <text:list xml:id="list1184840666" text:style-name="L1">
                <text:list-item>
                  <text:p text:style-name="P3">Releases and tasks are visible in the Branch Explorer, together with their relationships (when tasks were integrated, what tasks a release contains) </text:p>
                </text:list-item>
                <text:list-item>
                  <text:p text:style-name="P1">Better Continuous integration: validate tasks before they actually reach the mainline (be proactive better than reactive) and never break your build or propagate unfinished code to other developers. </text:p>
                </text:list-item>
              </text:list>
            </text:section>
            <text:section text:style-name="Sect1" text:name="Sección4">
              <text:h text:style-name="Heading_20_2" text:outline-level="2"><text:bookmark text:name="rightcolumn"/><text:soft-page-break/>Benefits: Keep the mainline pristine</text:h>
              <text:p text:style-name="Text_20_body"><draw:a xlink:type="simple" xlink:href="http://www.plasticscm.com/infocenter/quick-start.aspx"><draw:frame draw:style-name="fr1" draw:name="gráficos9" text:anchor-type="as-char" svg:width="3.457cm" svg:height="3.484cm" draw:z-index="3"><draw:image xlink:href="http://www.plasticscm.com/img/webel/quickstart-badge-white.png" xlink:type="simple" xlink:show="embed" xlink:actuate="onLoad"/><svg:title>Plastic SCM quick-start guide</svg:title></draw:frame></draw:a></text:p>
              <text:p text:style-name="Text_20_body">Breaking the build is something very common when using mainline development. You check-in some code that you didn't test properly, and you end up breaking some tests or even worse, introducing code that doesn't compile anymore.<text:line-break/><text:line-break/><text:a xlink:type="simple" xlink:href="http://codicesoftware.blogspot.com/2008/08/4-steps-to-make-version-control-shine.html" office:target-frame-name="_blank" xlink:show="new">Keeping the main branch pristine</text:a> is one of the goals of branch per task: you specifically control everything that enters the main branch, so there's no simple way to break the build.<text:line-break/><text:line-break/>Also keep in mind the usage of the main branch is totally different with branch per task: instead of being the single rendezvous point for the entire team, where everyone gets synchronized continuously and instability can happen, the main branch is now a stable point, with well-known baselines.</text:p>
              <text:h text:style-name="Heading_20_2" text:outline-level="2">Have well-known starting points - don't shoot moving targets</text:h>
              <text:p text:style-name="Text_20_body">Something that often happens when you're working on mainline mode is that it's not easy to describe which one is the exact starting point of your working copy.</text:p>
              <text:p text:style-name="Text_20_body">Every task (branch) has a clear starting point, a well-known stable one. It really helps you with staying focused on your own changes.</text:p>
              <text:h text:style-name="Heading_20_2" text:outline-level="2">Enforce baseline creation</text:h>
              <text:p text:style-name="Text_20_body">Creating baselines is a best practice. Using branch per task baselines become a central piece on your daily work. There's no better way to enforce a best practice than making it a central piece of your workflow.</text:p>
              <text:h text:style-name="Heading_20_2" text:outline-level="2">Task independence</text:h>
              <text:p text:style-name="Text_20_body">Every task starts from a well-known starting point: a baseline. So, tasks are not dependent on each other unless they really have to. This simple fact gives you huge flexibility. You choose what goes into the next release (selecting which branches to merge) instead of just taking what's on the mainline.</text:p>
              <text:h text:style-name="Heading_20_2" text:outline-level="2">No more broken builds stopping the team, stop bug-spreading</text:h>
              <text:p text:style-name="Text_20_body">How often do you check-in when you're working on trunk (mainline development)? I bet you're very careful before checking-in because you don't want your colleagues to come to your desk shouting the code is not building anymore, right? Would you agree?</text:p>
              <text:p text:style-name="Text_20_body">With branch per task you won't have this problem: <text:a xlink:type="simple" xlink:href="http://codicesoftware.blogspot.com/2009/05/self-documented-development-through.html">you can check-in as often as you want to</text:a>, in fact , it's encouraged. It enables you to create frequent checkpoints preserving your own development under control.</text:p>
            </text:section>
          </text:section>
          <text:p text:style-name="Text_20_body"/>
        </text:section>
        <text:section text:style-name="Sect1" text:name="rightcolumn">
          <text:p text:style-name="Text_20_body"><text:soft-page-break/></text:p>
          <text:p text:style-name="Text_20_bod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ediava </meta:initial-creator>
    <meta:creation-date>2010-11-25T12:30:19</meta:creation-date>
    <meta:document-statistic meta:table-count="0" meta:image-count="4" meta:object-count="0" meta:page-count="5" meta:paragraph-count="41" meta:word-count="982" meta:character-count="6022"/>
    <dc:date>2010-11-25T14:53:06</dc:date>
    <dc:creator>imediava </dc:creator>
    <meta:editing-duration>PT01H36M35S</meta:editing-duration>
    <meta:editing-cycles>1</meta:editing-cycles>
    <meta:generator>OpenOffice.org/3.2$Linux OpenOffice.org_project/320m12$Build-9483</meta:generator>
  </office:meta>
</office:document-meta>
</file>